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Util.getPageContext( JspContext jsp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pUtil.Jsp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pUtil.getLocale(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Util.createURL( String href , String action , String location , String scope , Map params , JspContext jsp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pUtil.getRequest( JspContext js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